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b515" draw:fill-gradient-name="Gradient_20_1" draw:fill-hatch-name="Hatch_20_1" draw:fill-image-name="Bitmape_20_1" draw:textarea-horizontal-align="center" draw:textarea-vertical-align="top" draw:auto-grow-height="false" fo:padding-top="0.125cm" fo:padding-bottom="0.125cm" fo:padding-left="0.25cm" fo:padding-right="0.25cm" draw:shadow="visible" draw:shadow-offset-x="0.3cm" draw:shadow-offset-y="0.3cm" draw:shadow-color="#808080"/>
    </style:style>
    <style:style style:name="gr2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b515" draw:fill-gradient-name="Gradient_20_1" draw:fill-hatch-name="Hatch_20_1" draw:fill-image-name="Bitmape_20_1" draw:textarea-horizontal-align="left" draw:textarea-vertical-align="top" draw:auto-grow-height="false" fo:padding-top="0.125cm" fo:padding-bottom="0.125cm" fo:padding-left="0.25cm" fo:padding-right="0.25cm" draw:shadow="visible" draw:shadow-offset-x="0.3cm" draw:shadow-offset-y="0.3cm" draw:shadow-color="#808080"/>
    </style:style>
    <style:style style:name="gr3" style:family="graphic" style:parent-style-name="standard">
      <style:graphic-properties draw:marker-start="Arrowheads_20_1" draw:marker-end="Arrowheads_20_1"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heads_20_1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custom-shape draw:style-name="gr1" draw:text-style-name="P2" draw:layer="layout" svg:width="6.985cm" svg:height="0.635cm" svg:x="4.81cm" svg:y="9.255cm">
            <text:p text:style-name="P1"><text:span text:style-name="T1">Contex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985cm" svg:height="1.905cm" svg:x="4.81cm" svg:y="9.89cm">
            <text:p text:style-name="P3"><text:span text:style-name="T1">-labels</text:span><text:span text:style-name="T1"><text:tab/></text:span><text:span text:style-name="T1"><text:tab/></text:span><text:span text:style-name="T1">map &lt;string, int&gt;</text:span></text:p>
            <text:p text:style-name="P3"><text:span text:style-name="T1">-sequence</text:span><text:span text:style-name="T1"><text:tab/></text:span><text:span text:style-name="T1">AtomicInteger</text:span></text:p>
            <text:p text:style-name="P3"><text:span text:style-name="T1">-factories</text:span><text:span text:style-name="T1"><text:tab/></text:span><text:span text:style-name="T1">ObjectFactory[]</text:span></text:p>
            <text:p text:style-name="P3"><text:span text:style-name="T1">-specifications</text:span><text:span text:style-name="T1"><text:tab/></text:span><text:span text:style-name="T1">ObjectSpecification[]</text:span></text:p>
            <draw:enhanced-geometry svg:viewBox="0 0 21600 21600" draw:type="rectangle" draw:enhanced-path="M 0 0 L 21600 0 21600 21600 0 21600 0 0 Z N"/>
          </draw:custom-shape>
        </draw:g>
        <draw:g draw:id="id5">
          <draw:custom-shape draw:style-name="gr1" draw:text-style-name="P2" draw:layer="layout" svg:width="8.89cm" svg:height="0.635cm" svg:x="15.287cm" svg:y="11.16cm">
            <text:p text:style-name="P1"><text:span text:style-name="T1">Object Specific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89cm" svg:height="2.54cm" svg:x="15.287cm" svg:y="11.795cm">
            <text:p text:style-name="P3"><text:span text:style-name="T1">+id</text:span><text:span text:style-name="T1"><text:tab/></text:span><text:span text:style-name="T1"><text:tab/></text:span><text:span text:style-name="T1">int</text:span></text:p>
            <text:p text:style-name="P3"><text:span text:style-name="T1">+scope</text:span><text:span text:style-name="T1"><text:tab/></text:span><text:span text:style-name="T1"><text:tab/></text:span><text:span text:style-name="T1">string</text:span></text:p>
            <text:p text:style-name="P3"><text:span text:style-name="T1">+constructor</text:span><text:span text:style-name="T1"><text:tab/></text:span><text:span text:style-name="T1">string</text:span></text:p>
            <text:p text:style-name="P3"><text:span text:style-name="T1">+arguments</text:span><text:span text:style-name="T1"><text:tab/></text:span><text:span text:style-name="T1">PropertySpecification[]</text:span></text:p>
            <text:p text:style-name="P3"><text:span text:style-name="T1">+properties</text:span><text:span text:style-name="T1"><text:tab/></text:span><text:span text:style-name="T1">map &lt;string, PropertySpecification&gt;</text:span></text:p>
            <draw:enhanced-geometry svg:viewBox="0 0 21600 21600" draw:type="rectangle" draw:enhanced-path="M 0 0 L 21600 0 21600 21600 0 21600 0 0 Z N"/>
          </draw:custom-shape>
        </draw:g>
        <draw:g draw:id="id4">
          <draw:custom-shape draw:style-name="gr1" draw:text-style-name="P2" draw:layer="layout" svg:width="8.89cm" svg:height="0.635cm" svg:x="15.287cm" svg:y="15.922cm">
            <text:p text:style-name="P1"><text:span text:style-name="T1">Property Specific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89cm" svg:height="1.27cm" svg:x="15.287cm" svg:y="16.557cm">
            <text:p text:style-name="P3"><text:span text:style-name="T1">+type</text:span><text:span text:style-name="T1"><text:tab/></text:span><text:span text:style-name="T1"><text:tab/></text:span><text:span text:style-name="T1">string</text:span></text:p>
            <text:p text:style-name="P3"><text:span text:style-name="T1">+value</text:span><text:span text:style-name="T1"><text:tab/></text:span><text:span text:style-name="T1"><text:tab/></text:span><text:span text:style-name="T1">union { string, ObjectSpecification }</text:span></text:p>
            <draw:enhanced-geometry svg:viewBox="0 0 21600 21600" draw:type="rectangle" draw:enhanced-path="M 0 0 L 21600 0 21600 21600 0 21600 0 0 Z N"/>
          </draw:custom-shape>
        </draw:g>
        <draw:g draw:id="id3">
          <draw:custom-shape draw:style-name="gr1" draw:text-style-name="P2" draw:layer="layout" svg:width="6.985cm" svg:height="0.635cm" svg:x="4.81cm" svg:y="18.145cm">
            <text:p text:style-name="P1"><text:span text:style-name="T1">Generated Construct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985cm" svg:height="0.635cm" svg:x="4.81cm" svg:y="18.78cm">
            <text:p text:style-name="P3"><text:span text:style-name="T1">-params</text:span><text:span text:style-name="T1"><text:tab/></text:span><text:span text:style-name="T1">PropertySpecification[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985cm" svg:height="0.635cm" svg:x="4.81cm" svg:y="19.415cm">
            <text:p text:style-name="P3"><text:span text:style-name="T1">+newInstance(Object[] params) : Object</text:span></text:p>
            <draw:enhanced-geometry svg:viewBox="0 0 21600 21600" draw:type="rectangle" draw:enhanced-path="M 0 0 L 21600 0 21600 21600 0 21600 0 0 Z N"/>
          </draw:custom-shape>
        </draw:g>
        <draw:g draw:id="id1">
          <draw:custom-shape draw:style-name="gr1" draw:text-style-name="P2" draw:layer="layout" svg:width="6.985cm" svg:height="0.635cm" svg:x="4.81cm" svg:y="13.7cm">
            <text:p text:style-name="P1"><text:span text:style-name="T1">ObjectFact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985cm" svg:height="1.587cm" svg:x="4.81cm" svg:y="14.335cm">
            <text:p text:style-name="P3"><text:span text:style-name="T1">+context</text:span><text:span text:style-name="T1"><text:tab/></text:span><text:span text:style-name="T1">Context</text:span></text:p>
            <text:p text:style-name="P3"><text:span text:style-name="T1">+ctor</text:span><text:span text:style-name="T1"><text:tab/></text:span><text:span text:style-name="T1"><text:tab/></text:span><text:span text:style-name="T1">GeneratedConstructor</text:span></text:p>
            <text:p text:style-name="P3"><text:span text:style-name="T1">-spec</text:span><text:span text:style-name="T1"><text:tab/></text:span><text:span text:style-name="T1"><text:tab/></text:span><text:span text:style-name="T1">ObjectSpecific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985cm" svg:height="0.635cm" svg:x="4.81cm" svg:y="15.922cm">
            <text:p text:style-name="P3"><text:span text:style-name="T1">+createObject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5" draw:layer="layout" svg:x1="8.302cm" svg:y1="13.7cm" svg:x2="8.302cm" svg:y2="11.795cm" draw:start-shape="id1" draw:end-shape="id2" svg:d="m8302 13700v-1905">
          <text:p/>
        </draw:connector>
        <draw:connector draw:style-name="gr4" draw:text-style-name="P5" draw:layer="layout" svg:x1="8.302cm" svg:y1="18.145cm" svg:x2="8.302cm" svg:y2="16.557cm" draw:start-shape="id3" draw:end-shape="id1" svg:d="m8302 18145v-1588">
          <text:p/>
        </draw:connector>
        <draw:connector draw:style-name="gr4" draw:text-style-name="P5" draw:layer="layout" svg:x1="15.287cm" svg:y1="16.874cm" svg:x2="11.795cm" svg:y2="19.097cm" draw:start-shape="id4" draw:end-shape="id3" svg:d="m15287 16874h-1596v2223h-1896">
          <text:p/>
        </draw:connector>
        <draw:connector draw:style-name="gr4" draw:text-style-name="P5" draw:layer="layout" svg:x1="15.287cm" svg:y1="12.747cm" svg:x2="11.795cm" svg:y2="15.128cm" draw:start-shape="id5" draw:end-shape="id1" svg:d="m15287 12747h-1596v2381h-1896">
          <text:p/>
        </draw:connector>
        <draw:connector draw:style-name="gr4" draw:text-style-name="P5" draw:layer="layout" svg:x1="19.732cm" svg:y1="15.922cm" svg:x2="19.732cm" svg:y2="14.335cm" draw:start-shape="id4" draw:end-shape="id5" svg:d="m19732 15922v-1587">
          <text:p/>
        </draw:connector>
        <draw:connector draw:style-name="gr4" draw:text-style-name="P5" draw:layer="layout" svg:x1="15.287cm" svg:y1="12.747cm" svg:x2="11.795cm" svg:y2="10.525cm" draw:start-shape="id5" draw:end-shape="id2" svg:d="m15287 12747h-1596v-2222h-1896">
          <text:p/>
        </draw:connector>
        <draw:g draw:id="id7">
          <draw:custom-shape draw:style-name="gr1" draw:text-style-name="P2" draw:layer="layout" svg:width="8.255cm" svg:height="0.635cm" svg:x="4.175cm" svg:y="5.127cm">
            <text:p text:style-name="P1"><text:span text:style-name="T1">Context Configur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255cm" svg:height="0.635cm" svg:x="4.175cm" svg:y="5.762cm">
            <text:p text:style-name="P3"><text:span text:style-name="T1">-specifications</text:span><text:span text:style-name="T1"><text:tab/></text:span><text:span text:style-name="T1">map &lt;string, ObjectSpecification&gt;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.255cm" svg:height="0.635cm" svg:x="4.175cm" svg:y="6.397cm">
            <text:p text:style-name="P3"><text:span text:style-name="T1">+parseConfig(Element configuration)</text:span></text:p>
            <draw:enhanced-geometry svg:viewBox="0 0 21600 21600" draw:type="rectangle" draw:enhanced-path="M 0 0 L 21600 0 21600 21600 0 21600 0 0 Z N"/>
          </draw:custom-shape>
        </draw:g>
        <draw:g draw:id="id6">
          <draw:custom-shape draw:style-name="gr1" draw:text-style-name="P2" draw:layer="layout" svg:width="6.35cm" svg:height="0.635cm" svg:x="15.287cm" svg:y="4.492cm">
            <text:p text:style-name="P1"><text:span text:style-name="T1">Context Configuration Filt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35cm" svg:height="0.953cm" svg:x="15.287cm" svg:y="5.127cm">
            <text:p text:style-name="P3"><text:span text:style-name="T1">-properties</text:span><text:span text:style-name="T1"><text:tab/></text:span><text:span text:style-name="T1">Properties</text:span></text:p>
            <text:p text:style-name="P3"><text:span text:style-name="T1">-configuration</text:span><text:span text:style-name="T1"><text:tab/></text:span><text:span text:style-name="T1">ContextConfigur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35cm" svg:height="1.587cm" svg:x="15.287cm" svg:y="6.08cm">
            <text:p text:style-name="P3"><text:span text:style-name="T1">+configure(String value)</text:span><text:span text:style-name="T1"><text:tab/></text:span><text:span text:style-name="T1">: String</text:span></text:p>
            <text:p text:style-name="P3"><text:span text:style-name="T1">+filter(Element element)</text:span></text:p>
            <text:p text:style-name="P3"><text:span text:style-name="T1">+parseConfig(Element element)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15.287cm" svg:y1="6.079cm" svg:x2="12.43cm" svg:y2="6.079cm" draw:start-shape="id6" draw:end-shape="id7" svg:d="m15287 6079h-2857">
          <text:p/>
        </draw:connector>
        <draw:connector draw:style-name="gr4" draw:text-style-name="P5" draw:layer="layout" svg:x1="8.302cm" svg:y1="7.032cm" svg:x2="8.302cm" svg:y2="9.255cm" draw:start-shape="id7" draw:end-shape="id2" svg:d="m8302 7032v2223">
          <text:p/>
        </draw:connector>
        <draw:g draw:id="id8">
          <draw:custom-shape draw:style-name="gr1" draw:text-style-name="P2" draw:layer="layout" svg:width="6.985cm" svg:height="0.635cm" svg:x="4.81cm" svg:y="1cm">
            <text:p text:style-name="P1"><text:span text:style-name="T1">Context Bootstra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985cm" svg:height="1.905cm" svg:x="4.81cm" svg:y="1.635cm">
            <text:p text:style-name="P3"><text:span text:style-name="T1">-context</text:span><text:span text:style-name="T1"><text:tab/></text:span><text:span text:style-name="T1"><text:tab/></text:span><text:span text:style-name="T1">Context</text:span></text:p>
            <text:p text:style-name="P3"><text:span text:style-name="T1">-configuration</text:span><text:span text:style-name="T1"><text:tab/></text:span><text:span text:style-name="T1">ContextConfiguration</text:span></text:p>
            <text:p text:style-name="P3"><text:span text:style-name="T1">-filter</text:span><text:span text:style-name="T1"><text:tab/></text:span><text:span text:style-name="T1"><text:tab/></text:span><text:span text:style-name="T1">ContextConfigurationFilter</text:span></text:p>
            <text:p text:style-name="P3"><text:span text:style-name="T1">-propsParser</text:span><text:span text:style-name="T1"><text:tab/></text:span><text:span text:style-name="T1">PropertiesParser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5" draw:layer="layout" svg:x1="8.302cm" svg:y1="3.54cm" svg:x2="8.302cm" svg:y2="5.127cm" draw:start-shape="id8" draw:end-shape="id7" draw:end-glue-point="0" svg:d="m8302 3540v1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524 3430" svg:d="m880 80 635 1588-118 47 118 47-635 1588-118-47v-342l498-1246-498-1246-498 1246 497 1243v345l-117 47-635-1588 118-47-118-47 635-1588 118 47zm-1 3303h-3l-22-3-21-6-20-10-18-13-15-17-12-18-6-13 117-47zm119 47-10 20-13 18-17 15-18 12-20 9-22 5-18 1v-127zm635-1588 118-47 6 21 3 22-1 22-5 22-3 7zm-1388-47-118 47-6-21-3-22 1-22 5-22 3-7zm753-1541-118-47 10-20 13-18 16-15 19-12 20-9 22-5 22-1 22 3 21 6 20 10 18 13 15 16 12 19 6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Verdana" style:font-style-name="Normal" style:font-family-generic="swiss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cott S McCoy</meta:initial-creator>
    <meta:creation-date>2009-05-02T21:14:04</meta:creation-date>
    <dc:creator>Scott S McCoy</dc:creator>
    <dc:date>2009-05-03T00:02:50</dc:date>
    <meta:editing-cycles>3</meta:editing-cycles>
    <meta:editing-duration>PT16M24S</meta:editing-duration>
    <meta:template xlink:type="simple" xlink:actuate="onRequest" xlink:href="../../../../../../.openoffice.org2/user/template/Default.otg" xlink:title="Default" meta:date="2009-05-02T21:14:04"/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